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ru" fo:country="RU" fo:font-weight="bold" fo:background-color="#ffff0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en" fo:country="US" fo:font-weight="bold" fo:background-color="#ffff00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ff3333" fo:language="en" fo:country="US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5pt" fo:language="ru" fo:country="RU" fo:font-weight="bold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use-window-font-color="true" fo:language="en" fo:country="US"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fo:language="ru" fo:country="RU" fo:font-weight="normal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fo:language="ru" fo:country="RU" fo:font-weight="bold" fo:background-color="#ffff00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use-window-font-color="true" fo:font-size="14pt" fo:language="ru" fo:country="RU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language="ru" fo:country="RU" fo:font-weight="bold" fo:background-color="#ffff00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use-window-font-color="true" fo:font-size="14pt" fo:language="ru" fo:country="RU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use-window-font-color="true" fo:font-size="14pt" fo:language="en" fo:country="US" fo:font-weight="bold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use-window-font-color="true" fo:language="ru" fo:country="RU" fo:font-weight="normal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use-window-font-color="true" fo:language="en" fo:country="US" fo:font-weight="normal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fo:language="en" fo:country="US" fo:font-weight="bold" fo:background-color="#ffff00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ff3333" fo:language="en" fo:country="US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fo:background-color="#ffff00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fo:background-color="#ffff00"/>
    </style:style>
    <style:style style:name="T5" style:family="text">
      <style:text-properties fo:language="ru" fo:country="RU" fo:font-weight="bold" fo:background-color="#ffff00" style:font-weight-asian="bold" style:font-weight-complex="bold"/>
    </style:style>
    <style:style style:name="T6" style:family="text">
      <style:text-properties fo:font-weight="bold" fo:background-color="#ffff00" style:font-weight-asian="bold" style:font-weight-complex="bold"/>
    </style:style>
    <style:style style:name="T7" style:family="text">
      <style:text-properties fo:color="#ff3333"/>
    </style:style>
    <style:style style:name="T8" style:family="text">
      <style:text-properties fo:color="#ff3333" fo:language="en" fo:country="US" fo:font-weight="bold" style:font-weight-asian="bold" style:font-weight-complex="bold"/>
    </style:style>
    <style:style style:name="T9" style:family="text">
      <style:text-properties fo:color="#ff3333" fo:language="en" fo:country="US" fo:font-weight="bold" fo:background-color="#ffff00" style:font-weight-asian="bold" style:font-weight-complex="bold"/>
    </style:style>
    <style:style style:name="T10" style:family="text">
      <style:text-properties fo:color="#ff3333" fo:font-weight="bold" style:font-weight-asian="bold" style:font-weight-complex="bold"/>
    </style:style>
    <style:style style:name="T11" style:family="text">
      <style:text-properties fo:color="#ff3333" fo:language="ru" fo:country="RU"/>
    </style:style>
    <style:style style:name="T12" style:family="text">
      <style:text-properties fo:color="#ff3333" fo:language="ru" fo:country="RU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олезности <text:span text:style-name="T1">CSS</text:span></text:p>
      <text:p text:style-name="P6">Виды размеров экрана:</text:p>
      <text:p text:style-name="P9">1280, 980, 768, 480, 320</text:p>
      <text:p text:style-name="P6">Полезные свойства:</text:p>
      <text:p text:style-name="P5">*, *:after, *:before { box-sizing: border-box; }</text:p>
      <text:p text:style-name="P6">Полезные миксины:</text:p>
      <text:p text:style-name="P5">@mixin size($height, $width: $height) {</text:p>
      <text:p text:style-name="P5"><text:tab/>width: $width;</text:p>
      <text:p text:style-name="P5"><text:tab/>height: $height;</text:p>
      <text:p text:style-name="P5">}</text:p>
      <text:p text:style-name="P5">@mixin placeholder {</text:p>
      <text:p text:style-name="P5"><text:tab/>::-webkit-input-placeholder {@content}</text:p>
      <text:p text:style-name="P5"><text:tab/>:-moz-placeholder {@content}</text:p>
      <text:p text:style-name="P5"><text:tab/>::-moz-placeholder {@content}</text:p>
      <text:p text:style-name="P5"><text:tab/>::-ms-input-placeholder {@content}</text:p>
      <text:p text:style-name="P5">}</text:p>
      <text:p text:style-name="P2">Иконка человечка</text:p>
      <text:p text:style-name="P1">(круг с бордером, внутри которого через <text:span text:style-name="T1">before, after </text:span>добавляются круги с позиционированием и обрезанием):</text:p>
      <text:p text:style-name="P1">.icon {</text:p>
      <text:p text:style-name="P1"><text:tab/>width: 100px;</text:p>
      <text:p text:style-name="P1"><text:tab/>height: 100px;</text:p>
      <text:p text:style-name="P1"><text:tab/>border: 10px solid blue;</text:p>
      <text:p text:style-name="P1"><text:tab/>background-color: blue;</text:p>
      <text:p text:style-name="P1"><text:tab/>position: relative;</text:p>
      <text:p text:style-name="P1"><text:tab/>border-radius: 50%;</text:p>
      <text:p text:style-name="P1"><text:tab/>overflow: hidden;</text:p>
      <text:p text:style-name="P1"><text:tab/>box-sizing: border-box;</text:p>
      <text:p text:style-name="P1"><text:tab/>margin: 50px;</text:p>
      <text:p text:style-name="P1">}</text:p>
      <text:p text:style-name="P1"><text:tab/><text:tab/><text:tab/>.icon::before {</text:p>
      <text:p text:style-name="P1"><text:tab/><text:tab/><text:tab/><text:tab/>content: '';</text:p>
      <text:p text:style-name="P1"><text:tab/><text:tab/><text:tab/><text:tab/>position: absolute;</text:p>
      <text:p text:style-name="P1"><text:tab/><text:tab/><text:tab/><text:tab/>top: 50%;</text:p>
      <text:p text:style-name="P1"><text:tab/><text:tab/><text:tab/><text:tab/>left: 50%;</text:p>
      <text:p text:style-name="P1"><text:tab/><text:tab/><text:tab/><text:tab/>transform: translate(-50%, -100%);</text:p>
      <text:p text:style-name="P1"><text:tab/><text:tab/><text:tab/><text:tab/>background-color: white;</text:p>
      <text:p text:style-name="P1"><text:tab/><text:tab/><text:tab/><text:tab/>width: 30px;</text:p>
      <text:p text:style-name="P1"><text:tab/><text:tab/><text:tab/><text:tab/>height: 30px;</text:p>
      <text:p text:style-name="P1"><text:tab/><text:tab/><text:tab/><text:tab/>border-radius: 50%;</text:p>
      <text:p text:style-name="P1"><text:tab/><text:tab/><text:tab/><text:tab/></text:p>
      <text:p text:style-name="P1"><text:tab/><text:tab/><text:tab/>}</text:p>
      <text:p text:style-name="P1"><text:tab/><text:tab/><text:tab/>.icon::after{</text:p>
      <text:p text:style-name="P1"><text:tab/><text:tab/><text:tab/><text:tab/>content: '';</text:p>
      <text:p text:style-name="P1"><text:tab/><text:tab/><text:tab/><text:tab/>position: absolute;</text:p>
      <text:p text:style-name="P1"><text:tab/><text:tab/><text:tab/><text:tab/>top: 50px;</text:p>
      <text:p text:style-name="P1"><text:tab/><text:tab/><text:tab/><text:tab/>left: 50%;</text:p>
      <text:p text:style-name="P1"><text:tab/><text:tab/><text:tab/><text:tab/>transform: translateX(-50%);</text:p>
      <text:p text:style-name="P1"><text:tab/><text:tab/><text:tab/><text:tab/>background-color: white;</text:p>
      <text:p text:style-name="P1"><text:tab/><text:tab/><text:tab/><text:tab/>width: 70px;</text:p>
      <text:p text:style-name="P1"><text:tab/><text:tab/><text:tab/><text:tab/>height: 70px;</text:p>
      <text:p text:style-name="P1"><text:tab/><text:tab/><text:tab/><text:tab/>border-radius: 50%;</text:p>
      <text:p text:style-name="P1"><text:tab/><text:tab/><text:tab/>}</text:p>
      <text:p text:style-name="P1">&lt;div class="icon"&gt;&lt;/div&gt;</text:p>
      <text:p text:style-name="P2">Иконка сердечко:</text:p>
      <text:p text:style-name="P1">.love {</text:p>
      <text:p text:style-name="P1"><text:tab/><text:tab/><text:tab/><text:tab/>margin: 50px;</text:p>
      <text:p text:style-name="P1"><text:soft-page-break/><text:tab/><text:tab/><text:tab/><text:tab/>position: relative;</text:p>
      <text:p text:style-name="P1"><text:tab/><text:tab/><text:tab/><text:tab/>width: 100px;</text:p>
      <text:p text:style-name="P1"><text:tab/><text:tab/><text:tab/><text:tab/>height: 100px;</text:p>
      <text:p text:style-name="P1"><text:tab/><text:tab/><text:tab/><text:tab/>background-color: red;</text:p>
      <text:p text:style-name="P1"><text:tab/><text:tab/><text:tab/><text:tab/>transform: rotate(45deg);</text:p>
      <text:p text:style-name="P1"><text:tab/><text:tab/><text:tab/>}</text:p>
      <text:p text:style-name="P1"><text:tab/><text:tab/><text:tab/>.love::before {</text:p>
      <text:p text:style-name="P1"><text:tab/><text:tab/><text:tab/><text:tab/>content: '';</text:p>
      <text:p text:style-name="P1"><text:tab/><text:tab/><text:tab/><text:tab/>position: absolute;</text:p>
      <text:p text:style-name="P1"><text:tab/><text:tab/><text:tab/><text:tab/>width: 100%;</text:p>
      <text:p text:style-name="P1"><text:tab/><text:tab/><text:tab/><text:tab/>height: 100%;</text:p>
      <text:p text:style-name="P1"><text:tab/><text:tab/><text:tab/><text:tab/>top: -50%;</text:p>
      <text:p text:style-name="P1"><text:tab/><text:tab/><text:tab/><text:tab/>left: 0;</text:p>
      <text:p text:style-name="P1"><text:tab/><text:tab/><text:tab/><text:tab/>border-radius: 50%;</text:p>
      <text:p text:style-name="P1"><text:tab/><text:tab/><text:tab/><text:tab/>background-color: red;</text:p>
      <text:p text:style-name="P1"><text:tab/><text:tab/><text:tab/>}</text:p>
      <text:p text:style-name="P1"><text:tab/><text:tab/><text:tab/>.love::after {</text:p>
      <text:p text:style-name="P1"><text:tab/><text:tab/><text:tab/><text:tab/>content: '';</text:p>
      <text:p text:style-name="P1"><text:tab/><text:tab/><text:tab/><text:tab/>position: absolute;</text:p>
      <text:p text:style-name="P1"><text:tab/><text:tab/><text:tab/><text:tab/>width: 100%;</text:p>
      <text:p text:style-name="P1"><text:tab/><text:tab/><text:tab/><text:tab/>height: 100%;</text:p>
      <text:p text:style-name="P1"><text:tab/><text:tab/><text:tab/><text:tab/>top: 0;</text:p>
      <text:p text:style-name="P1"><text:tab/><text:tab/><text:tab/><text:tab/>left: -50%;</text:p>
      <text:p text:style-name="P1"><text:tab/><text:tab/><text:tab/><text:tab/>border-radius: 50%;</text:p>
      <text:p text:style-name="P1"><text:tab/><text:tab/><text:tab/><text:tab/>background-color: red;</text:p>
      <text:p text:style-name="P1"><text:tab/><text:tab/><text:tab/>}</text:p>
      <text:p text:style-name="P1">&lt;div class="love"&gt;&lt;/div&gt;</text:p>
      <text:p text:style-name="P2">Иконка гугла:</text:p>
      <text:p text:style-name="P1">.google {</text:p>
      <text:p text:style-name="P1"><text:tab/><text:tab/><text:tab/><text:tab/>margin: 250px;</text:p>
      <text:p text:style-name="P1"><text:tab/><text:tab/><text:tab/><text:tab/>position: relative;</text:p>
      <text:p text:style-name="P1"><text:tab/><text:tab/><text:tab/><text:tab/>box-sizing: border-box;</text:p>
      <text:p text:style-name="P1"><text:tab/><text:tab/><text:tab/><text:tab/>width: 125px;</text:p>
      <text:p text:style-name="P1"><text:tab/><text:tab/><text:tab/><text:tab/>height: 150px;</text:p>
      <text:p text:style-name="P1"><text:tab/><text:tab/><text:tab/><text:tab/>border-top: 50px solid blue;</text:p>
      <text:p text:style-name="P1"><text:tab/><text:tab/><text:tab/><text:tab/>border-right: 50px solid blue;</text:p>
      <text:p text:style-name="P1"><text:tab/><text:tab/><text:tab/><text:tab/>border-bottom: 50px solid blue;</text:p>
      <text:p text:style-name="P1"><text:tab/><text:tab/><text:tab/><text:tab/>border-radius: 0 0 250px 0;</text:p>
      <text:p text:style-name="P1"><text:tab/><text:tab/><text:tab/>}</text:p>
      <text:p text:style-name="P1"><text:tab/><text:tab/><text:tab/>.google::after {</text:p>
      <text:p text:style-name="P1"><text:tab/><text:tab/><text:tab/><text:tab/>content: '';</text:p>
      <text:p text:style-name="P1"><text:tab/><text:tab/><text:tab/><text:tab/>position: absolute;</text:p>
      <text:p text:style-name="P1"><text:tab/><text:tab/><text:tab/><text:tab/>width: 250px;</text:p>
      <text:p text:style-name="P1"><text:tab/><text:tab/><text:tab/><text:tab/>height: 250px;</text:p>
      <text:p text:style-name="P1"><text:tab/><text:tab/><text:tab/><text:tab/>border: 50px solid transparent;</text:p>
      <text:p text:style-name="P1"><text:tab/><text:tab/><text:tab/><text:tab/>border-color: red transparent green yellow;</text:p>
      <text:p text:style-name="P1"><text:tab/><text:tab/><text:tab/><text:tab/>border-radius: 200px;</text:p>
      <text:p text:style-name="P1"><text:tab/><text:tab/><text:tab/><text:tab/>top: -150px;</text:p>
      <text:p text:style-name="P1"><text:tab/><text:tab/><text:tab/><text:tab/>right: -50px;</text:p>
      <text:p text:style-name="P1"><text:tab/><text:tab/><text:tab/><text:tab/>box-sizing: border-box;</text:p>
      <text:p text:style-name="P1"><text:tab/><text:tab/><text:tab/>}</text:p>
      <text:p text:style-name="P1">&lt;div class="google"&gt;&lt;/div&gt;</text:p>
      <text:p text:style-name="P2">Выравнивание текста по центру блока</text:p>
      <text:p text:style-name="P5">text-align: center</text:p>
      <text:p text:style-name="P5">line-height: <text:span text:style-name="T3">'высота блока — </text:span>padding(top + bottom)<text:span text:style-name="T3">'</text:span></text:p>
      <text:p text:style-name="P2">Переливающийся цвет при наведении-нажатии</text:p>
      <text:p text:style-name="P4">Достаточно применить <text:span text:style-name="T2">linear-gradient, </text:span><text:span text:style-name="T6">при наведении поменять распространение его на </text:span><text:soft-page-break/><text:span text:style-name="T6">противоположную сторону</text:span></text:p>
      <text:p text:style-name="P4">Для <text:s/>неонового эффекта вокруг объекта прописать <text:span text:style-name="T6">несколько теней одного цвета, но каждая с увеличением</text:span> на несколько пикселей: <text:span text:style-name="T1">box-shadow: 0 0 10px gray, 0 0 15px gray, 0 0 20px gray;</text:span></text:p>
      <text:p text:style-name="P7">Grid</text:p>
      <text:p text:style-name="P4">При кроссбраузерной разработке стили <text:span text:style-name="T1">grid </text:span>прописывать в специальной обёртке:</text:p>
      <text:p text:style-name="P5"><text:span text:style-name="T10">@supports (display: grid)</text:span> {…}</text:p>
      <text:p text:style-name="P4">До этой обёртке пописывать стили для неподдерживаемых браузеров, а потом уже <text:span text:style-name="T1">@supports</text:span></text:p>
      <text:p text:style-name="P5"><text:span text:style-name="T10">display: grid, display: inline-grid</text:span> —<text:span text:style-name="T3"> для родительского компонента </text:span></text:p>
      <text:p text:style-name="P4">Разбиение внутреннего контента на несколько столбцов:</text:p>
      <text:p text:style-name="P4">В родительском компоненте:</text:p>
      <text:p text:style-name="P5">display: grid;</text:p>
      <text:p text:style-name="P5"><text:span text:style-name="T10">grid-template-columns</text:span>: 20px 100px 1fr; - <text:span text:style-name="T3">будет 3 колонки 20, 100 пикселей и оставшееся пространство</text:span></text:p>
      <text:p text:style-name="P5"><text:span text:style-name="T10">grid-template-rows</text:span>: 300px 300px 1fr – 3 <text:span text:style-name="T3">строки</text:span></text:p>
      <text:p text:style-name="P4"/>
      <text:p text:style-name="P4">Поведение с <text:span text:style-name="T8">1fr </text:span>схоже с <text:span text:style-name="T1">flex: 1. </text:span></text:p>
      <text:p text:style-name="P4">Разновидности определения ширины столбцов:</text:p>
      <text:p text:style-name="P4"><text:span text:style-name="T1">grid-template-columns: </text:span><text:span text:style-name="T8">min-content</text:span><text:span text:style-name="T1"> 1fr 100px; - </text:span><text:span text:style-name="T8">min-content</text:span><text:span text:style-name="T1"> – </text:span>минимальная ширина, внутри которой можно расположить содержимое первой колонки</text:p>
      <text:p text:style-name="P4"><text:span text:style-name="T1">grid-template-columns: </text:span><text:span text:style-name="T8">max-content</text:span><text:span text:style-name="T1"> 1fr 100px; - </text:span><text:span text:style-name="T8">max-content</text:span><text:span text:style-name="T1"> – </text:span>максимальная ширина для размещения контента</text:p>
      <text:p text:style-name="P4"><text:span text:style-name="T1">grid-template-columns:</text:span><text:span text:style-name="T8"> fit-content</text:span><text:span text:style-name="T1">(200px) 1fr 100px; - </text:span><text:span text:style-name="T8">fit-content(x)</text:span><text:span text:style-name="T1"> – </text:span>ширина любая, но не больше <text:span text:style-name="T1">x</text:span></text:p>
      <text:p text:style-name="P4"><text:span text:style-name="T1">grid-template-columns:</text:span><text:span text:style-name="T8"> minmax</text:span>(200px, <text:span text:style-name="T1">400px</text:span>)<text:span text:style-name="T1"> 1fr 100px; - </text:span><text:span text:style-name="T8">minmax(x, y)</text:span><text:span text:style-name="T1"> – </text:span>ширина от <text:span text:style-name="T1">x </text:span>до <text:span text:style-name="T1">y </text:span>может быть</text:p>
      <text:p text:style-name="P5">grid-template-columns: 50px <text:span text:style-name="T10">repeat(4, 100px) </text:span>-<text:span text:style-name="T10"> <text:s/>repeat(4, 100px)</text:span> – <text:span text:style-name="T3">сделать 4 одинаковых столбца по 100 пикселей</text:span></text:p>
      <text:p text:style-name="P5"><text:span text:style-name="T10">repeat(2, 50px 100px) </text:span>- <text:s/><text:span text:style-name="T3">равноценен 4 столбцам — </text:span>50px 100px 50px 100px </text:p>
      <text:p text:style-name="P5"><text:span text:style-name="T10">repeat(auto-fill, 100px)</text:span> – <text:span text:style-name="T3">создаёт в родительском элементе максимально возможное количество столбцов по 100</text:span>px, <text:span text:style-name="T3">т. е. Если родитель 750</text:span>px, <text:span text:style-name="T3">то создаст 7 столбцов</text:span></text:p>
      <text:p text:style-name="P5"><text:span text:style-name="T12">repeat(auto-fi</text:span><text:span text:style-name="T10">t</text:span><text:span text:style-name="T12">, 100px) </text:span><text:span text:style-name="T3">–</text:span> <text:span text:style-name="T3">аналогично выше указанному, только создаст максимально допустимое на ширину родителя, но не более количества дочерних элементов. Для родителя 600</text:span>px<text:span text:style-name="T3"> и 4 дочерних элементов создаст 4 блока по 100</text:span>px</text:p>
      <text:p text:style-name="P5"><text:span text:style-name="T12">repeat(auto-fi</text:span><text:span text:style-name="T10">t</text:span><text:span text:style-name="T12">, </text:span><text:span text:style-name="T10">minmax(100px, 1fr)</text:span><text:span text:style-name="T12">)</text:span><text:span text:style-name="T3"> –</text:span> <text:span text:style-name="T3">заполнит всю ширину родителя дочерними блоками, но не менее 100</text:span>px <text:span text:style-name="T3">на один блок </text:span></text:p>
      <text:p text:style-name="P4"/>
      <text:p text:style-name="P4">Для строк допустимы те же правила, что и для столбцов</text:p>
      <text:p text:style-name="P5"><text:span text:style-name="T10">grid-auto-rows: 100px;</text:span> - <text:span text:style-name="T3">задаёт высоту строк по 100</text:span>px, <text:span text:style-name="T3">применимо для строк, которые не будут заданы через </text:span>grid-template-rows,<text:span text:style-name="T10"> grid-auto-rows: 100px </text:span><text:span text:style-name="T12">50</text:span><text:span text:style-name="T10">px;</text:span> - <text:span text:style-name="T3">чередовать высоту строк</text:span></text:p>
      <text:p text:style-name="P5"><text:span text:style-name="T10">grid-auto-columns: </text:span>100px —<text:span text:style-name="T3"> аналогично для столбцов</text:span></text:p>
      <text:p text:style-name="P10">Размещение элементов в сетке</text:p>
      <text:p text:style-name="P4">Допустим в сетке 5 кол на 3 стр нужно произвольно раскидать 3 элемента <text:span text:style-name="T1">(</text:span>здесь выходит соответственно 6 вертикальных и 4 горизонтальных линии<text:span text:style-name="T1">).</text:span></text:p>
      <text:p text:style-name="P4">Родительский див, внутри которого 3 дочерних дива</text:p>
      <text:p text:style-name="P4">У родителя:</text:p>
      <text:p text:style-name="P5">display: grid;</text:p>
      <text:p text:style-name="P5">grid-template-columns: repeat(5, 1fr);</text:p>
      <text:p text:style-name="P5">grid-templates-rows: repeat(3, 100px);</text:p>
      <text:p text:style-name="P8">// <text:span text:style-name="T3">задали неявную сетку(свободные от заполнения элементы в сетке)</text:span></text:p>
      <text:p text:style-name="P5">grid-auto-columns: 50px;</text:p>
      <text:p text:style-name="P5">grid-auto-rows: 50px;</text:p>
      <text:p text:style-name="P4"><text:span text:style-name="T6">1 элемент располагаем с 4 линии до 6 линии</text:span> (вертикаль), а по <text:span text:style-name="T6">горизонтали со 2 по 4</text:span>:</text:p>
      <text:p text:style-name="P5"><text:span text:style-name="T10">grid-column-start:</text:span> 4;</text:p>
      <text:p text:style-name="P5"><text:span text:style-name="T10">grid-column-end:</text:span> 6;</text:p>
      <text:p text:style-name="P5"><text:span text:style-name="T10">grid-row-start:</text:span> 2;</text:p>
      <text:p text:style-name="P5"><text:span text:style-name="T10">grid-row-end:</text:span> 4;</text:p>
      <text:p text:style-name="P4">Можно указать <text:span text:style-name="T6">только конец или начало</text:span>:</text:p>
      <text:p text:style-name="P5"><text:span text:style-name="T10">grid-row-end: span 1</text:span></text:p>
      <text:p text:style-name="P5"><text:span text:style-name="T10">grid-column-end: span 2 </text:span>– <text:span text:style-name="T3">значит без разницы, где элемент располагается, но он должен занимать 2 </text:span><text:soft-page-break/><text:span text:style-name="T3">колонки</text:span></text:p>
      <text:p text:style-name="P4">Можно было <text:span text:style-name="T10">указать с конца блока </text:span>- <text:span text:style-name="T1">grid-column-start:</text:span><text:span text:style-name="T8"> </text:span><text:span text:style-name="T10">-3</text:span><text:span text:style-name="T1">; grid-column-end: </text:span>-1<text:span text:style-name="T1">; <text:s/></text:span>- где <text:span text:style-name="T6">-1 это 6 линия</text:span></text:p>
      <text:p text:style-name="P3">Сокращённое написание:</text:p>
      <text:p text:style-name="P9">grid-column: 4 / 6;</text:p>
      <text:p text:style-name="P9">grid-row: 2 / 4;</text:p>
      <text:p text:style-name="P4">Можно указать <text:span text:style-name="T6">на сколько полос нужно растягивать </text:span>вместо указания конечной полосы:</text:p>
      <text:p text:style-name="P5">grid-column: 4 / <text:span text:style-name="T10">span 2</text:span>; - <text:span text:style-name="T3">начать с 4 полосы и </text:span><text:span text:style-name="T5">растянуть на 2 колонки</text:span></text:p>
      <text:p text:style-name="P5">grid-row: span 2 / 4 – <text:span text:style-name="T3">закончить на 4 линии, растянув на 2 строки</text:span></text:p>
      <text:p text:style-name="P3">Ещё более короткий вариант записи:</text:p>
      <text:p text:style-name="P5"><text:span text:style-name="T10">grid-area: 2 / 4 / 4 / 6</text:span> – <text:span text:style-name="T3">начать со 2 строки, 4 столбца, закончить на 4 строке и 6 столбце ( СТРн / Стн / <text:s/>СТРк / Стк</text:span>)</text:p>
      <text:p text:style-name="P4">Если размеры элемента <text:span text:style-name="T6">выходят за пределы родительской сетки, то он увеличивается на число элементов </text:span>(столбцов и строк, превышающих отведённое количество в сетке) <text:span text:style-name="T6">умноженное на размер неявной ячейки</text:span>. Т.е., если пропишем элементу <text:span text:style-name="T1">grid-area: 2 / 6 / 4 / 8 – </text:span>превышаем размер родительской сетки на 2 строки и 2 колонки, то элемент увеличится на 2*50<text:span text:style-name="T1">px</text:span>(размер неявной ячейки)<text:span text:style-name="T1"> = 100px </text:span>в ширину и высоту</text:p>
      <text:p text:style-name="P4"><text:span text:style-name="T6">Оставшиеся элементы родителя</text:span>, которым не было задано расположение, <text:span text:style-name="T6">будут идти по порядку</text:span> в родителе</text:p>
      <text:p text:style-name="P11">Элементы можно располагать не по линиям, а по областям:</text:p>
      <text:p text:style-name="P4">У родителя пишем:</text:p>
      <text:p text:style-name="P5">display: grid;</text:p>
      <text:p text:style-name="P5">grid-template-columns: repeat(5, 1fr);</text:p>
      <text:p text:style-name="P5">grid-templates-rows: repeat(3, 100px);</text:p>
      <text:p text:style-name="P9">grid-template-areas:</text:p>
      <text:p text:style-name="P9">'a . . . .'</text:p>
      <text:p text:style-name="P9">'. . . c c'</text:p>
      <text:p text:style-name="P9">'b b . c c';</text:p>
      <text:p text:style-name="P4">Пишется содержимое в <text:span text:style-name="T6">одинарных или двойных кавычках</text:span>, порядок в каждой строке указан в отдельной линии/</text:p>
      <text:p text:style-name="P5"><text:span text:style-name="T10">a, b, c </text:span>– <text:span text:style-name="T3">произвольные имена для каждого из элементов,</text:span><text:span text:style-name="T12"> .</text:span><text:span text:style-name="T3"> - обозначение пустой ячейки сетки</text:span></text:p>
      <text:p text:style-name="P4">Количество пробелов между элементами можно ставить неограниченно</text:p>
      <text:p text:style-name="P4">Теперь дочерним элементам задаём эти имена:</text:p>
      <text:p text:style-name="P5"><text:span text:style-name="T10">grid-area: a;</text:span> <text:span text:style-name="T3">(для второго </text:span>b, <text:span text:style-name="T3">для третьего </text:span>c<text:span text:style-name="T3">)</text:span></text:p>
      <text:p text:style-name="P5"><text:span text:style-name="T3">Здесь также</text:span><text:span text:style-name="T5"> можно выходить за сетку</text:span><text:span text:style-name="T3">(создать неявную сетку с изменением размеров превыщающих элементов согласно расчету выше)</text:span></text:p>
      <text:p text:style-name="P4">Для родителя пишется:</text:p>
      <text:p text:style-name="P5">grid-auto-columns: 50px;</text:p>
      <text:p text:style-name="P4">grid-auto-rows: 50px;</text:p>
      <text:p text:style-name="P5">'a . . . . <text:span text:style-name="T3">. .</text:span>'</text:p>
      <text:p text:style-name="P5">'. . . c c <text:span text:style-name="T3">с с</text:span>'</text:p>
      <text:p text:style-name="P4">'b b . c c с с'; - добавили 2 дополнительных столбца и 1 строку</text:p>
      <text:p text:style-name="P5">'. . . c c c c'</text:p>
      <text:p text:style-name="P4">Более короткая запись задания количества строк\столбцов и разметки области сетки:</text:p>
      <text:p text:style-name="P9">grid-template:</text:p>
      <text:p text:style-name="P9">'a . . . .' 100px</text:p>
      <text:p text:style-name="P9">'. . . c c' 100px</text:p>
      <text:p text:style-name="P9">'b b . c c' 100px</text:p>
      <text:p text:style-name="P5"><text:span text:style-name="T10">/ 1fr 1fr 1fr 1fr 1fr;</text:span> - <text:span text:style-name="T3">задаем после каждой записи высоту строки, а после через / прописываем размеры столбцов</text:span></text:p>
      <text:p text:style-name="P4">Можно ещё короче прописать:</text:p>
      <text:p text:style-name="P5"><text:span text:style-name="T10">grid-template: repeat(3, 100px) / repeat(5, 1fr)</text:span> – 1 – <text:span text:style-name="T3">строки, 2- столбцы</text:span></text:p>
      <text:p text:style-name="P11">Выравнивание элементов и полос сетки:</text:p>
      <text:p text:style-name="P5">display: grid;</text:p>
      <text:p text:style-name="P5">height: 500px;</text:p>
      <text:p text:style-name="P12">grid-template:</text:p>
      <text:p text:style-name="P12">'a . . . .' 100px</text:p>
      <text:p text:style-name="P12"><text:soft-page-break/>'. . . c c' 100px</text:p>
      <text:p text:style-name="P12">'b b . c c' 100px</text:p>
      <text:p text:style-name="P12">/ 100px 100px 100px 100px 100px;</text:p>
      <text:p text:style-name="P13">Здесь задали <text:span text:style-name="T6">родительскому элементу высоту <text:s/>ширину больше, чем суммарные размеры сетки. </text:span>Теперь расположение сетки можно <text:span text:style-name="T6">выравнивать</text:span> относительно всего родительского блока <text:span text:style-name="T6">по высоте и ширине</text:span></text:p>
      <text:p text:style-name="P12"><text:span text:style-name="T10">justify-content: </text:span>center;</text:p>
      <text:p text:style-name="P12"><text:span text:style-name="T10">align-content:</text:span> center;</text:p>
      <text:p text:style-name="P13">Разновидности по аналогии с <text:span text:style-name="T1">flexbox</text:span></text:p>
      <text:p text:style-name="P13">Можно объединить в 1:</text:p>
      <text:p text:style-name="P12"><text:span text:style-name="T10">place-content: </text:span>center center; - 1 <text:span text:style-name="T3">значение — </text:span><text:span text:style-name="T6">align</text:span>, <text:span text:style-name="T3">2 — </text:span><text:span text:style-name="T6">justify-content</text:span></text:p>
      <text:p text:style-name="P13">Для выравнивания <text:span text:style-name="T6">самих элементов внутри областей </text:span><text:span text:style-name="T2">сетки</text:span><text:span text:style-name="T1"> (</text:span>положение <text:span text:style-name="T10">ВСЕГО контента блока </text:span>в пределах области, отведенной для него<text:span text:style-name="T1">):</text:span></text:p>
      <text:p text:style-name="P12"><text:span text:style-name="T10">align-items:</text:span> center;</text:p>
      <text:p text:style-name="P12"><text:span text:style-name="T10">justify-items:</text:span> center</text:p>
      <text:p text:style-name="P13">Аналогично короткая запись:</text:p>
      <text:p text:style-name="P12"><text:span text:style-name="T10">place-items: </text:span>start end;</text:p>
      <text:p text:style-name="P13">Для <text:span text:style-name="T6">индивидуального выравнивания</text:span> определённого элемента сетки, нужно в нём прописать:</text:p>
      <text:p text:style-name="P12"><text:span text:style-name="T10">align-self:</text:span> center;</text:p>
      <text:p text:style-name="P12"><text:span text:style-name="T10">justify-self: </text:span>center</text:p>
      <text:p text:style-name="P13">Или укорочено</text:p>
      <text:p text:style-name="P12"><text:span text:style-name="T10">place-self:</text:span> start end;</text:p>
      <text:p text:style-name="P15">Толщина линий сетки:</text:p>
      <text:p text:style-name="P13">В родительском элементе определяем количество колонок и строк</text:p>
      <text:p text:style-name="P13">Потом прописываем толщину линий разделения:</text:p>
      <text:p text:style-name="P12"><text:span text:style-name="T10">grid-column-gap</text:span>: 20px;</text:p>
      <text:p text:style-name="P12"><text:span text:style-name="T10">grid-row-gap</text:span>: 20px;</text:p>
      <text:p text:style-name="P13"><text:span text:style-name="T6">у первой и последней линий не будет никакой толщины</text:span>, а между элементами появится 20<text:span text:style-name="T1">px</text:span></text:p>
      <text:p text:style-name="P13">Сокращённое написание:</text:p>
      <text:p text:style-name="P12"><text:span text:style-name="T10">grid-gap: 20px 10px </text:span>– 1 – <text:span text:style-name="T3">строка, 2 — столбцы</text:span></text:p>
      <text:p text:style-name="P12"><text:span text:style-name="T5">Толщина линий учитывается в ширине блоков, к</text:span><text:span text:style-name="T3">оторые занимают несколько ячеек. Т.е. при блоке в 2 ячейки ширина будет 2 ячейки + ширина линии между ячейками</text:span></text:p>
      <text:p text:style-name="P15">Именование линий и областей сетки:</text:p>
      <text:p text:style-name="P13">Применяется при использовании расположения не по зонам, а по номерам линий</text:p>
      <text:p text:style-name="P13">Родителю прописываем</text:p>
      <text:p text:style-name="P13"><text:span text:style-name="T1">grid-template-columns: </text:span>1<text:span text:style-name="T1">fr 1fr 1fr 1fr 1fr;</text:span></text:p>
      <text:p text:style-name="P12">grid-template-rows: 100px 100px 100px;</text:p>
      <text:p text:style-name="P13">У потомков пишем:</text:p>
      <text:p text:style-name="P12">grid-area: <text:span text:style-name="T3">1</text:span> / <text:span text:style-name="T3">1</text:span> / <text:span text:style-name="T3">2</text:span> / <text:span text:style-name="T3">4</text:span></text:p>
      <text:p text:style-name="P13"><text:span text:style-name="T6">Вместо чисел можно задать имена линий</text:span> (каждой линии <text:span text:style-name="T10">можно несколько имен</text:span> давать)</text:p>
      <text:p text:style-name="P13"><text:span text:style-name="T1">grid-template-columns:</text:span><text:span text:style-name="T8"> [a]</text:span><text:span text:style-name="T1"> </text:span>1<text:span text:style-name="T1">fr 1fr 1fr </text:span><text:span text:style-name="T8">[name]</text:span><text:span text:style-name="T1"> 1fr 1fr;</text:span></text:p>
      <text:p text:style-name="P13"><text:span text:style-name="T1">grid-template-rows: </text:span><text:span text:style-name="T8">[a secondName] </text:span><text:span text:style-name="T1">100px </text:span><text:span text:style-name="T8">[rowName]</text:span><text:span text:style-name="T1"> 100px 100px;</text:span></text:p>
      <text:p text:style-name="P13">Теперь дочерним можно прописать:</text:p>
      <text:p text:style-name="P12">grid-area: <text:span text:style-name="T10">a / a / rowName / name</text:span></text:p>
      <text:p text:style-name="P13">Полное задание имен всем линиям:</text:p>
      <text:p text:style-name="P23">grid-template-rows: [a] 100px [b] 100px [c] 100px [d];</text:p>
      <text:p text:style-name="P13"><text:span text:style-name="T10">Несколько разных имён указываются через пробел</text:span> — <text:span text:style-name="T1">[a b]</text:span></text:p>
      <text:p text:style-name="P13">Имена у столбцов могут совпадать с именами строк, это не ошибка</text:p>
      <text:p text:style-name="P13"><text:span text:style-name="T10">По одной линии могут быть одинаковые имена</text:span>, тогда они вызовутся через число, указывающее их порядок:</text:p>
      <text:p text:style-name="P13"><text:span text:style-name="T1">grid-template-columns: </text:span><text:span text:style-name="T9">[a] </text:span>1<text:span text:style-name="T1">fr 1fr </text:span><text:span text:style-name="T9">[a] </text:span><text:span text:style-name="T1">1fr [name] 1fr 1fr; → grid-area: 1 /</text:span><text:span text:style-name="T9"> a /</text:span><text:span text:style-name="T1"> 3 / </text:span><text:span text:style-name="T9">a 2</text:span><text:span text:style-name="T8"> – </text:span><text:span text:style-name="T10">это имя 3 линии</text:span></text:p>
      <text:p text:style-name="P13">Можно <text:span text:style-name="T6">комбинировать со </text:span><text:span text:style-name="T2">span:</text:span></text:p>
      <text:p text:style-name="P12">grid-area: 1 / 1 / <text:span text:style-name="T10">span rowName / span name</text:span> – <text:span text:style-name="T3">то есть размеры блока будут растягиваться до той линии, которой относится указанное имя.</text:span></text:p>
      <text:p text:style-name="P12"><text:span text:style-name="T3">Можно давать</text:span><text:span text:style-name="T5"> название области, за счёт именования линий </text:span><text:span text:style-name="T3"><text:s/>с добавлением приставок </text:span><text:span text:style-name="T10">start/end</text:span>:</text:p>
      <text:p text:style-name="P13"><text:span text:style-name="T1">grid-template-columns: [a-</text:span><text:span text:style-name="T8">start</text:span><text:span text:style-name="T1">] </text:span>1<text:span text:style-name="T1">fr 1fr [a-</text:span><text:span text:style-name="T8">end</text:span><text:span text:style-name="T1">] 1fr [name] 1fr 1fr; </text:span></text:p>
      <text:p text:style-name="P13"><text:soft-page-break/><text:span text:style-name="T1">grid-template-rows: [a-</text:span><text:span text:style-name="T8">start</text:span><text:span text:style-name="T1">] 100px [b] 100px [c a-</text:span><text:span text:style-name="T8">end</text:span><text:span text:style-name="T1">] 100px [d];</text:span></text:p>
      <text:p text:style-name="P13">Имеем блок с 1 линии по 3 по вертикали и 1-3 по горизонтали</text:p>
      <text:p text:style-name="P13">Тогда, блоку, к которому относится данная разметка <text:span text:style-name="T10">просто задаём имя вместо диапазона</text:span> распространения - </text:p>
      <text:p text:style-name="P12">grid-area: <text:span text:style-name="T10">a</text:span></text:p>
      <text:p text:style-name="P13">Имя для строк и столбцов должно совпадать, если нужно определить имя самой области</text:p>
      <text:p text:style-name="P14">Подход с именами при задании области, а не линий:</text:p>
      <text:p text:style-name="P12">grid-template:</text:p>
      <text:p text:style-name="P12"><text:span text:style-name="T10">'a</text:span> . . . .' 100px</text:p>
      <text:p text:style-name="P12">'. . . <text:span text:style-name="T10">c c</text:span>' 100px</text:p>
      <text:p text:style-name="P12">'<text:span text:style-name="T10">b b</text:span> . <text:span text:style-name="T10">c c'</text:span> 100px</text:p>
      <text:p text:style-name="P12">/ 1fr 1fr 1fr 1fr 1fr;</text:p>
      <text:p text:style-name="P13">У потомка прописываем уже имя блока, к которому от относится в указанной выше разметки:</text:p>
      <text:p text:style-name="P12">grid-area: <text:span text:style-name="T10">c</text:span>-start / <text:span text:style-name="T10">c</text:span>-start / <text:span text:style-name="T10">c</text:span>-end / <text:span text:style-name="T10">c</text:span>-end;</text:p>
      <text:p text:style-name="P13">Таким образом у родителя задаём именами область распространения блока, а самому блоку прописываем это имя.</text:p>
      <text:p text:style-name="P14">Можно прописать несколько имён:</text:p>
      <text:p text:style-name="P12">grid-area: b-start / b-start / <text:span text:style-name="T10">c</text:span>-start / <text:span text:style-name="T10">b</text:span>-end;</text:p>
      <text:p text:style-name="P15">Автоматическое размещение элементов:</text:p>
      <text:p text:style-name="P13">Это алгоритм размещения <text:span text:style-name="T6">элементов в сетки, которые вручную не описаны</text:span>, как должны располагаться.</text:p>
      <text:p text:style-name="P13">По умолчанию размещение строчное слева направо.</text:p>
      <text:p text:style-name="P13">Задаём родителю:</text:p>
      <text:p text:style-name="P12">display: grid;</text:p>
      <text:p text:style-name="P12">grid-template-columns: repeat(5, 100px);</text:p>
      <text:p text:style-name="P12">grid-template-rows: repeat(3, 100px);</text:p>
      <text:p text:style-name="P12"><text:span text:style-name="T10">grid-auto-flow: row;</text:span> - <text:span text:style-name="T3">размещение элементов по строкам (аналог </text:span>flex-direction)</text:p>
      <text:p text:style-name="P12"/>
      <text:p text:style-name="P12">grid-auto-flow: <text:span text:style-name="T10">row/column</text:span></text:p>
      <text:p text:style-name="P12">grid-auto-flow: row <text:span text:style-name="T10">dense/column dense </text:span>– <text:span text:style-name="T3">размещение элементов таким образом, что при наличии разных по размеру элементов, они всё равно размещаются вплотную без разрывов и пустых ячеек. В случае выше были бы разрывы при разных размерах.</text:span></text:p>
      <text:p text:style-name="P12"><text:span text:style-name="T3">Для </text:span><text:span text:style-name="T5">строк можно писать просто </text:span><text:span text:style-name="T6">dense</text:span>, <text:span text:style-name="T3">без слова </text:span>row</text:p>
      <text:p text:style-name="P12">body { <text:span text:style-name="T10">direction: rtl;</text:span> } - <text:span text:style-name="T3">текст будет писаться справа налево, по умолчанию </text:span><text:span text:style-name="T10">direction: ltr;</text:span></text:p>
      <text:p text:style-name="P13">Для дочерних элементов можно ставить приоритет в размещении:</text:p>
      <text:p text:style-name="P9">order: 1</text:p>
      <text:p text:style-name="P13">Действие по аналогии с <text:span text:style-name="T1">flexbox —</text:span> чем выше значение, тем меньше приоритет</text:p>
      <text:p text:style-name="P15">Абсолютное позиционирование:</text:p>
      <text:p text:style-name="P13">Задаём родителю:</text:p>
      <text:p text:style-name="P12">display: grid;</text:p>
      <text:p text:style-name="P12">grid-template-columns: repeat(5, 100px);</text:p>
      <text:p text:style-name="P12">grid-template-rows: repeat(3, 100px);</text:p>
      <text:p text:style-name="P12">position: relative;</text:p>
      <text:p text:style-name="P13">Позиционирование дочерних элементов происходит относительно области, в которой он расположен, а не самой сетки.</text:p>
      <text:p text:style-name="P12">grid-area: 1 / 2/ 3 / 3 - </text:p>
      <text:p text:style-name="P12"><text:span text:style-name="T7">position: absolute; </text:span>- <text:s/><text:span text:style-name="T3">в данном случае </text:span><text:span text:style-name="T5">расположение будет относительно области указанной строкой выше</text:span></text:p>
      <text:p text:style-name="P20"><text:span text:style-name="T3">Вложенные гриды и подгриды</text:span></text:p>
      <text:p text:style-name="P13">У родителя пишем:</text:p>
      <text:p text:style-name="P12">display: grid;</text:p>
      <text:p text:style-name="P12"><text:span text:style-name="T10">grid: repeat(3, 100px) / repeat(4, 1fr) </text:span>– <text:span text:style-name="T3">сетка из 3 строк и 4 столбцов</text:span></text:p>
      <text:p text:style-name="P12"><text:span text:style-name="T3">Или можно записать:</text:span></text:p>
      <text:p text:style-name="P12">grid: </text:p>
      <text:p text:style-name="P12">'. . . .' 100px</text:p>
      <text:p text:style-name="P12"><text:span text:style-name="T3">'. . . .' 100px</text:span></text:p>
      <text:p text:style-name="P12"><text:soft-page-break/><text:span text:style-name="T3">'. . . .' 100px</text:span></text:p>
      <text:p text:style-name="P12"><text:span text:style-name="T3">/ </text:span>1fr 1fr 1fr 1fr;</text:p>
      <text:p text:style-name="P13">Если указать:</text:p>
      <text:p text:style-name="P12"><text:span text:style-name="T10">grid: auto-flow </text:span><text:span text:style-name="T12">100</text:span><text:span text:style-name="T10">px / repeat(4, 1fr); </text:span>- <text:span text:style-name="T3">элементы будут размещаться по умолчанию в строку высотой в 100</text:span>px <text:span text:style-name="T3">и в 4 колонки</text:span></text:p>
      <text:p text:style-name="P12"><text:span text:style-name="T3">Для </text:span><text:span text:style-name="T5">дочернего компонента, внутри которого будет размещаться своя сетка прописываем</text:span><text:span text:style-name="T3">:</text:span></text:p>
      <text:p text:style-name="P12">display: grid;</text:p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979cm" fo:margin-bottom="0.965cm" fo:margin-left="1.032cm" fo:margin-right="1.15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H10M44S</meta:editing-duration>
    <meta:editing-cycles>78</meta:editing-cycles>
    <meta:generator>OpenOffice/4.1.6$Win32 OpenOffice.org_project/416m1$Build-9790</meta:generator>
    <dc:date>2020-05-27T01:57:55.45</dc:date>
    <dc:creator>Serg </dc:creator>
    <meta:document-statistic meta:table-count="0" meta:image-count="0" meta:object-count="0" meta:page-count="7" meta:paragraph-count="306" meta:word-count="1859" meta:character-count="12715"/>
    <meta:user-defined meta:name="Info 1"/>
    <meta:user-defined meta:name="Info 2"/>
    <meta:user-defined meta:name="Info 3"/>
    <meta:user-defined meta:name="Info 4"/>
  </office:meta>
</office:document-meta>
</file>